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Roboto2" svg:font-family="Roboto, sans-serif"/>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a1" style:family="table">
      <style:table-properties style:width="15.921cm" table:align="left"/>
    </style:style>
    <style:style style:name="Tabela1.A" style:family="table-column">
      <style:table-column-properties style:column-width="15.921cm"/>
    </style:style>
    <style:style style:name="Tabela1.A1" style:family="table-cell">
      <style:table-cell-properties style:vertical-align="middle" fo:padding="0.176cm" fo:border="1pt solid #000000"/>
    </style:style>
    <style:style style:name="Tabela2" style:family="table">
      <style:table-properties style:width="15.921cm" table:align="left"/>
    </style:style>
    <style:style style:name="Tabela2.A" style:family="table-column">
      <style:table-column-properties style:column-width="15.921cm"/>
    </style:style>
    <style:style style:name="Tabela2.A1" style:family="table-cell">
      <style:table-cell-properties style:vertical-align="middle" fo:padding="0.176cm" fo:border="1pt solid #000000"/>
    </style:style>
    <style:style style:name="Tabela3" style:family="table">
      <style:table-properties style:width="15.921cm" table:align="left"/>
    </style:style>
    <style:style style:name="Tabela3.A" style:family="table-column">
      <style:table-column-properties style:column-width="15.921cm"/>
    </style:style>
    <style:style style:name="Tabela3.A1" style:family="table-cell">
      <style:table-cell-properties style:vertical-align="middle" fo:padding="0.176cm" fo:border="1pt solid #000000"/>
    </style:style>
    <style:style style:name="Tabela4" style:family="table">
      <style:table-properties style:width="15.921cm" table:align="left"/>
    </style:style>
    <style:style style:name="Tabela4.A" style:family="table-column">
      <style:table-column-properties style:column-width="15.921cm"/>
    </style:style>
    <style:style style:name="Tabela4.A1" style:family="table-cell">
      <style:table-cell-properties style:vertical-align="middle" fo:padding="0.176cm" fo:border="1pt solid #000000"/>
    </style:style>
    <style:style style:name="Tabela5" style:family="table">
      <style:table-properties style:width="15.921cm" table:align="left"/>
    </style:style>
    <style:style style:name="Tabela5.A" style:family="table-column">
      <style:table-column-properties style:column-width="15.921cm"/>
    </style:style>
    <style:style style:name="Tabela5.A1" style:family="table-cell">
      <style:table-cell-properties style:vertical-align="middle" fo:padding="0.176cm" fo:border="1pt solid #000000"/>
    </style:style>
    <style:style style:name="Tabela6" style:family="table">
      <style:table-properties style:width="15.921cm" table:align="left"/>
    </style:style>
    <style:style style:name="Tabela6.A" style:family="table-column">
      <style:table-column-properties style:column-width="15.921cm"/>
    </style:style>
    <style:style style:name="Tabela6.A1" style:family="table-cell">
      <style:table-cell-properties style:vertical-align="middle" fo:padding="0.176cm" fo:border="1pt solid #000000"/>
    </style:style>
    <style:style style:name="Tabela7" style:family="table">
      <style:table-properties style:width="15.921cm" table:align="left"/>
    </style:style>
    <style:style style:name="Tabela7.A" style:family="table-column">
      <style:table-column-properties style:column-width="15.921cm"/>
    </style:style>
    <style:style style:name="Tabela7.A1" style:family="table-cell">
      <style:table-cell-properties style:vertical-align="middle" fo:padding="0.176cm" fo:border="1pt solid #000000"/>
    </style:style>
    <style:style style:name="Tabela8" style:family="table">
      <style:table-properties style:width="15.921cm" table:align="left"/>
    </style:style>
    <style:style style:name="Tabela8.A" style:family="table-column">
      <style:table-column-properties style:column-width="15.921cm"/>
    </style:style>
    <style:style style:name="Tabela8.A1" style:family="table-cell">
      <style:table-cell-properties style:vertical-align="middle" fo:padding="0.176cm" fo:border="1pt solid #000000"/>
    </style:style>
    <style:style style:name="Tabela9" style:family="table">
      <style:table-properties style:width="15.921cm" table:align="left"/>
    </style:style>
    <style:style style:name="Tabela9.A" style:family="table-column">
      <style:table-column-properties style:column-width="15.921cm"/>
    </style:style>
    <style:style style:name="Tabela9.A1" style:family="table-cell">
      <style:table-cell-properties style:vertical-align="middle" fo:padding="0.176cm" fo:border="1pt solid #000000"/>
    </style:style>
    <style:style style:name="Tabela10" style:family="table">
      <style:table-properties style:width="15.921cm" table:align="left"/>
    </style:style>
    <style:style style:name="Tabela10.A" style:family="table-column">
      <style:table-column-properties style:column-width="15.921cm"/>
    </style:style>
    <style:style style:name="Tabela10.A1" style:family="table-cell">
      <style:table-cell-properties style:vertical-align="middle" fo:padding="0.176cm" fo:border="1pt solid #000000"/>
    </style:style>
    <style:style style:name="Tabela11" style:family="table">
      <style:table-properties style:width="15.921cm" table:align="left"/>
    </style:style>
    <style:style style:name="Tabela11.A" style:family="table-column">
      <style:table-column-properties style:column-width="15.921cm"/>
    </style:style>
    <style:style style:name="Tabela11.A1" style:family="table-cell">
      <style:table-cell-properties style:vertical-align="middle" fo:padding="0.176cm" fo:border="1pt solid #000000"/>
    </style:style>
    <style:style style:name="P1" style:family="paragraph" style:parent-style-name="Heading_20_2">
      <style:paragraph-properties fo:margin-top="0.635cm" fo:margin-bottom="0.141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Heading_20_2">
      <style:paragraph-properties fo:margin-top="0.635cm" fo:margin-bottom="0.141cm" style:contextual-spacing="false" fo:line-height="144%"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 style:family="paragraph" style:parent-style-name="Heading_20_2">
      <style:paragraph-properties fo:margin-top="0.635cm" fo:margin-bottom="0.141cm" style:contextual-spacing="false" fo:line-height="144%"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Heading_20_2">
      <style:paragraph-properties fo:margin-top="0.423cm" fo:margin-bottom="0cm" style:contextual-spacing="false" fo:line-height="144%"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Heading_20_2">
      <style:paragraph-properties fo:margin-top="0.635cm" fo:margin-bottom="0.141cm" style:contextual-spacing="false" fo:line-height="144%"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Heading_20_2">
      <style:paragraph-properties fo:margin-top="0.423cm" fo:margin-bottom="0cm" style:contextual-spacing="false" fo:line-height="144%"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able_20_Contents">
      <style:paragraph-properties fo:margin-top="0.423cm" fo:margin-bottom="0.423cm" style:contextual-spacing="false" fo:line-height="120%" style:writing-mode="lr-tb"/>
      <style:text-properties fo:font-variant="normal" fo:text-transform="none" fo:color="#404040" loext:opacity="100%" style:text-line-through-style="none" style:text-line-through-type="none" style:font-name="Arial" fo:font-size="12pt" fo:font-style="normal" style:text-underline-style="none" fo:font-weight="normal" style:text-blinking="false" fo:background-color="#ffffff"/>
    </style:style>
    <style:style style:name="P8" style:family="paragraph" style:parent-style-name="Table_20_Contents">
      <loext:graphic-properties draw:fill="solid" draw:fill-color="#f7f7f8" draw:opacity="100%"/>
      <style:paragraph-properties fo:margin-top="0.529cm" fo:margin-bottom="0cm" style:contextual-spacing="false" fo:line-height="120%" fo:background-color="#f7f7f8" style:writing-mode="lr-tb"/>
      <style:text-properties fo:font-variant="normal" fo:text-transform="none" fo:color="#374151" loext:opacity="100%" style:text-line-through-style="none" style:text-line-through-type="none" style:font-name="Roboto2" fo:font-size="12pt" fo:font-style="normal" style:text-underline-style="none" fo:font-weight="normal" style:text-blinking="false" fo:background-color="#ffffff"/>
    </style:style>
    <style:style style:name="P9" style:family="paragraph" style:parent-style-name="Table_20_Contents">
      <loext:graphic-properties draw:fill="solid" draw:fill-color="#f7f7f8" draw:opacity="100%"/>
      <style:paragraph-properties fo:margin-top="0cm" fo:margin-bottom="0cm" style:contextual-spacing="false" fo:line-height="120%" fo:background-color="#f7f7f8" fo:padding="0cm" fo:border="none" style:writing-mode="lr-tb"/>
      <style:text-properties fo:font-variant="normal" fo:text-transform="none" fo:color="#374151" loext:opacity="100%" style:text-line-through-style="none" style:text-line-through-type="none" style:font-name="Roboto2" fo:font-size="12pt" fo:font-style="normal" style:text-underline-style="none" fo:font-weight="normal" style:text-blinking="false" fo:background-color="#ffffff"/>
    </style:style>
    <style:style style:name="P10" style:family="paragraph" style:parent-style-name="Table_20_Contents">
      <loext:graphic-properties draw:fill="solid" draw:fill-color="#f7f7f8" draw:opacity="100%"/>
      <style:paragraph-properties fo:margin-top="0cm" fo:margin-bottom="0cm" style:contextual-spacing="false" fo:line-height="120%" fo:background-color="#f7f7f8"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able_20_Contents">
      <style:paragraph-properties fo:margin-top="0.423cm" fo:margin-bottom="0.423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able_20_Contents">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list-style-name="L1">
      <loext:graphic-properties draw:fill="none" draw:fill-color="#ffffff"/>
      <style:paragraph-properties fo:margin-top="0.423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4" style:family="paragraph" style:parent-style-name="Table_20_Contents" style:list-style-name="L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5" style:family="paragraph" style:parent-style-name="Table_20_Contents" style:list-style-name="L1">
      <loext:graphic-properties draw:fill="none" draw:fill-color="#ffffff"/>
      <style:paragraph-properties fo:margin-top="0cm" fo:margin-bottom="0.423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6" style:family="paragraph" style:parent-style-name="Table_20_Contents" style:list-style-name="L2">
      <loext:graphic-properties draw:fill="none" draw:fill-color="#ffffff"/>
      <style:paragraph-properties fo:margin-top="0.423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7" style:family="paragraph" style:parent-style-name="Table_20_Contents"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8" style:family="paragraph" style:parent-style-name="Table_20_Contents" style:list-style-name="L2">
      <loext:graphic-properties draw:fill="none" draw:fill-color="#ffffff"/>
      <style:paragraph-properties fo:margin-top="0cm" fo:margin-bottom="0.423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9" style:family="paragraph" style:parent-style-name="Table_20_Contents" style:list-style-name="L3">
      <loext:graphic-properties draw:fill="none" draw:fill-color="#ffffff"/>
      <style:paragraph-properties fo:margin-top="0.423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0" style:family="paragraph" style:parent-style-name="Table_20_Contents"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1" style:family="paragraph" style:parent-style-name="Table_20_Contents" style:list-style-name="L3">
      <loext:graphic-properties draw:fill="none" draw:fill-color="#ffffff"/>
      <style:paragraph-properties fo:margin-top="0cm" fo:margin-bottom="0.423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able_20_Contents">
      <style:paragraph-properties fo:margin-top="0.423cm" fo:margin-bottom="0.423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able_20_Contents">
      <style:paragraph-properties fo:margin-top="0.423cm" fo:margin-bottom="0.423cm" style:contextual-spacing="false" fo:line-height="120%" style:writing-mode="lr-tb"/>
      <style:text-properties fo:font-variant="normal" fo:text-transform="none" fo:color="#343541" loext:opacity="100%" style:text-line-through-style="none" style:text-line-through-type="none" style:font-name="Roboto2" fo:font-size="12pt" fo:font-style="normal" style:text-underline-style="none" fo:font-weight="bold" style:text-blinking="false" fo:background-color="transparent"/>
    </style:style>
    <style:style style:name="P24" style:family="paragraph" style:parent-style-name="Table_20_Contents">
      <loext:graphic-properties draw:fill="solid" draw:fill-color="#f7f7f8" draw:opacity="100%"/>
      <style:paragraph-properties fo:margin-top="0cm" fo:margin-bottom="0cm" style:contextual-spacing="false" fo:line-height="120%" fo:background-color="#f7f7f8" fo:padding="0cm" fo:border="none" style:writing-mode="lr-tb"/>
    </style:style>
    <style:style style:name="P25" style:family="paragraph" style:parent-style-name="Table_20_Contents">
      <style:paragraph-properties fo:margin-top="0.423cm" fo:margin-bottom="0cm" style:contextual-spacing="false" fo:line-height="120%" style:writing-mode="lr-tb"/>
    </style:style>
    <style:style style:name="P26" style:family="paragraph" style:parent-style-name="Table_20_Contents">
      <style:paragraph-properties fo:margin-top="0.423cm" fo:margin-bottom="0.423cm" style:contextual-spacing="false" fo:line-height="120%" style:writing-mode="lr-tb"/>
    </style:style>
    <style:style style:name="P27" style:family="paragraph" style:parent-style-name="Table_20_Contents">
      <loext:graphic-properties draw:fill="solid" draw:fill-color="#f7f7f8" draw:opacity="100%"/>
      <style:paragraph-properties fo:margin-top="0.529cm" fo:margin-bottom="0cm" style:contextual-spacing="false" fo:line-height="120%" fo:background-color="#f7f7f8" fo:padding="0cm" fo:border="none" style:writing-mode="lr-tb"/>
    </style:style>
    <style:style style:name="P28" style:family="paragraph" style:parent-style-name="Text_20_body" style:list-style-name="L4">
      <loext:graphic-properties draw:fill="none" draw:fill-color="#ffffff"/>
      <style:paragraph-properties fo:margin-top="0.635cm" fo:margin-bottom="0.141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29" style:family="paragraph" style:parent-style-name="Text_20_body" style:list-style-name="L6">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0" style:family="paragraph" style:parent-style-name="Text_20_body" style:list-style-name="L6">
      <loext:graphic-properties draw:fill="none" draw:fill-color="#ffffff"/>
      <style:paragraph-properties fo:margin-top="0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1" style:family="paragraph" style:parent-style-name="Text_20_body">
      <style:paragraph-properties fo:margin-top="0.423cm" fo:margin-bottom="0cm" style:contextual-spacing="false" fo:line-height="144%"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76ba3" style:text-blinking="false" fo:background-color="transparent"/>
    </style:style>
    <style:style style:name="P32" style:family="paragraph" style:parent-style-name="Text_20_body">
      <style:paragraph-properties fo:margin-top="0.423cm" fo:margin-bottom="0cm" style:contextual-spacing="false" fo:line-height="144%"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76ba3" style:text-blinking="false" fo:background-color="transparent"/>
    </style:style>
    <style:style style:name="P33" style:family="paragraph" style:parent-style-name="Text_20_body" style:list-style-name="L7">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4" style:family="paragraph" style:parent-style-name="Text_20_body" style:list-style-name="L7">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5" style:family="paragraph" style:parent-style-name="Text_20_body" style:list-style-name="L8">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6" style:family="paragraph" style:parent-style-name="Text_20_body" style:list-style-name="L8">
      <loext:graphic-properties draw:fill="none" draw:fill-color="#ffffff"/>
      <style:paragraph-properties fo:margin-top="0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7" style:family="paragraph" style:parent-style-name="Text_20_body" style:list-style-name="L8">
      <loext:graphic-properties draw:fill="none" draw:fill-color="#ffffff"/>
      <style:paragraph-properties fo:margin-top="0.423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8" style:family="paragraph" style:parent-style-name="Text_20_body" style:list-style-name="L9">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9" style:family="paragraph" style:parent-style-name="Text_20_body" style:list-style-name="L9">
      <loext:graphic-properties draw:fill="none" draw:fill-color="#ffffff"/>
      <style:paragraph-properties fo:margin-top="0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0" style:family="paragraph" style:parent-style-name="Text_20_body" style:list-style-name="L9">
      <loext:graphic-properties draw:fill="none" draw:fill-color="#ffffff"/>
      <style:paragraph-properties fo:margin-top="0.423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1" style:family="paragraph" style:parent-style-name="Text_20_body" style:list-style-name="L10">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2" style:family="paragraph" style:parent-style-name="Text_20_body" style:list-style-name="L10">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3" style:family="paragraph" style:parent-style-name="Text_20_body" style:list-style-name="L10">
      <loext:graphic-properties draw:fill="none" draw:fill-color="#ffffff"/>
      <style:paragraph-properties fo:margin-top="0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44" style:family="paragraph" style:parent-style-name="Text_20_body" style:list-style-name="L4">
      <loext:graphic-properties draw:fill="none" draw:fill-color="#ffffff"/>
      <style:paragraph-properties fo:margin-top="0.635cm" fo:margin-bottom="0.141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39e8ac" officeooo:paragraph-rsid="0039e8ac" style:text-blinking="false" fo:background-color="transparent"/>
    </style:style>
    <style:style style:name="P45" style:family="paragraph" style:parent-style-name="Text_20_body" style:master-page-name="Standard">
      <style:paragraph-properties fo:text-align="center" style:justify-single-word="false" style:page-number="1"/>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46" style:family="paragraph" style:parent-style-name="Text_20_body" style:list-style-name="L5">
      <loext:graphic-properties draw:fill="none" draw:fill-color="#ffffff"/>
      <style:paragraph-properties fo:margin-top="0.423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47" style:family="paragraph" style:parent-style-name="Text_20_body" style:list-style-name="L5">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48" style:family="paragraph" style:parent-style-name="Text_20_body" style:list-style-name="L5">
      <loext:graphic-properties draw:fill="none" draw:fill-color="#ffffff"/>
      <style:paragraph-properties fo:margin-top="0cm" fo:margin-bottom="0.423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49" style:family="paragraph" style:parent-style-name="Text_20_body" style:list-style-name="L6">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50" style:family="paragraph" style:parent-style-name="Text_20_body" style:list-style-name="L7">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51" style:family="paragraph" style:parent-style-name="Text_20_body" style:list-style-name="L8">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52" style:family="paragraph" style:parent-style-name="Text_20_body" style:list-style-name="L9">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53" style:family="paragraph" style:parent-style-name="Text_20_body" style:list-style-name="L10">
      <loext:graphic-properties draw:fill="none" draw:fill-color="#ffffff"/>
      <style:paragraph-properties fo:margin-top="0cm" fo:margin-bottom="0cm" style:contextual-spacing="false" fo:line-height="144%"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style:style>
    <style:style style:name="P54"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5" style:family="paragraph" style:parent-style-name="Text_20_body">
      <style:paragraph-properties fo:margin-top="0.423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6" style:family="paragraph" style:parent-style-name="Text_20_body">
      <style:paragraph-properties fo:margin-top="0.423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57"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58"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9" style:family="paragraph" style:parent-style-name="Text_20_body">
      <style:paragraph-properties fo:margin-top="0.423cm" fo:margin-bottom="0cm" style:contextual-spacing="false" fo:line-height="144%"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0"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1" style:family="paragraph" style:parent-style-name="Text_20_body">
      <style:paragraph-properties fo:margin-top="0.423cm" fo:margin-bottom="0cm" style:contextual-spacing="false" fo:line-height="120%" fo:text-align="justify" style:justify-single-word="false" style:writing-mode="lr-tb"/>
      <style:text-properties fo:font-variant="normal" fo:text-transform="none" fo:color="#222222" loext:opacity="100%" style:text-line-through-style="none" style:text-line-through-type="none" style:font-name="Times New Roman" fo:font-size="12pt" fo:font-style="normal" style:text-underline-style="none" fo:font-weight="normal" style:text-blinking="false" fo:background-color="#ffffff"/>
    </style:style>
    <style:style style:name="P62" style:family="paragraph" style:parent-style-name="Text_20_body">
      <style:paragraph-properties fo:margin-top="0.423cm" fo:margin-bottom="0cm" style:contextual-spacing="false" fo:line-height="120%" style:writing-mode="lr-tb"/>
      <style:text-properties fo:font-variant="normal" fo:text-transform="none" fo:color="#222222" loext:opacity="100%" style:text-line-through-style="none" style:text-line-through-type="none" style:font-name="Times New Roman" fo:font-size="12pt" fo:font-style="normal" style:text-underline-style="none" fo:font-weight="normal" style:text-blinking="false" fo:background-color="#ffffff"/>
    </style:style>
    <style:style style:name="P63" style:family="paragraph" style:parent-style-name="Text_20_body">
      <style:paragraph-properties fo:margin-top="0.423cm" fo:margin-bottom="0cm" style:contextual-spacing="false" fo:line-height="120%" fo:text-align="justify" style:justify-single-word="false" style:writing-mode="lr-tb"/>
      <style:text-properties fo:font-weight="normal"/>
    </style:style>
    <style:style style:name="P64" style:family="paragraph" style:parent-style-name="Text_20_body">
      <style:paragraph-properties fo:margin-top="0.423cm" fo:margin-bottom="0cm" style:contextual-spacing="false" fo:line-height="120%" style:writing-mode="lr-tb"/>
      <style:text-properties fo:font-weight="normal"/>
    </style:style>
    <style:style style:name="P65" style:family="paragraph" style:parent-style-name="Text_20_body">
      <style:paragraph-properties fo:margin-top="0.423cm" fo:margin-bottom="0cm" style:contextual-spacing="false" fo:line-height="165%" style:writing-mode="lr-tb"/>
      <style:text-properties fo:font-weight="normal"/>
    </style:style>
    <style:style style:name="P66" style:family="paragraph" style:parent-style-name="Text_20_body" style:list-style-name="L6">
      <loext:graphic-properties draw:fill="none" draw:fill-color="#ffffff"/>
      <style:paragraph-properties fo:margin-top="0.423cm" fo:margin-bottom="0.423cm" style:contextual-spacing="false" fo:line-height="144%" fo:background-color="transparent" fo:padding="0cm" fo:border="none" style:writing-mode="lr-tb"/>
    </style:style>
    <style:style style:name="T1" style:family="text">
      <style:text-properties fo:font-size="10pt"/>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ffffff"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0pt"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ffffff" loext:char-shading-value="0"/>
    </style:style>
    <style:style style:name="T14" style:family="text">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f7f7f8" loext:char-shading-value="0"/>
    </style:style>
    <style:style style:name="T16" style:family="text">
      <style:text-properties fo:font-variant="normal" fo:text-transform="none" fo:color="#040c28" loext:opacity="100%" style:text-line-through-style="none" style:text-line-through-type="none" style:font-name="Arial" fo:font-size="12pt" fo:font-style="normal" style:text-underline-style="none" style:text-blinking="false" fo:background-color="#ffffff" loext:char-shading-value="0"/>
    </style:style>
    <style:style style:name="T17" style:family="text">
      <style:text-properties fo:font-variant="normal" fo:text-transform="none" fo:color="#374151" loext:opacity="100%" style:text-line-through-style="none" style:text-line-through-type="none" style:font-name="Roboto2" fo:font-size="12pt" fo:font-style="normal" style:text-underline-style="none" fo:font-weight="normal" style:text-blinking="false" fo:background-color="#ffffff" loext:char-shading-value="0"/>
    </style:style>
    <style:style style:name="T18" style:family="text">
      <style:text-properties fo:font-variant="normal" fo:text-transform="none" fo:color="#404040" loext:opacity="100%" style:text-line-through-style="none" style:text-line-through-type="none" style:font-name="Arial" fo:font-size="12pt" fo:font-style="normal" style:text-underline-style="none" fo:font-weight="normal" style:text-blinking="false" fo:background-color="#ffffff" loext:char-shading-value="0"/>
    </style:style>
    <style:style style:name="T19"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20" style:family="text">
      <style:text-properties fo:font-size="12pt"/>
    </style:style>
    <style:style style:name="T21" style:family="text">
      <style:text-properties fo:font-size="12pt" fo:font-weight="normal"/>
    </style:style>
    <style:style style:name="T22" style:family="text">
      <style:text-properties style:font-name="Arial" fo:font-size="12pt" fo:font-style="normal" fo:font-weight="normal"/>
    </style:style>
    <style:style style:name="T23" style:family="text">
      <style:text-properties style:font-name="Arial" fo:font-size="12pt" fo:font-style="normal" fo:font-weight="normal" officeooo:rsid="0039e8ac"/>
    </style:style>
    <style:style style:name="T24" style:family="text">
      <style:text-properties fo:background-color="transparent" loext:char-shading-value="0"/>
    </style:style>
    <style:style style:name="T25" style:family="text">
      <style:text-properties style:font-name="Roboto2" fo:font-size="12pt" fo:background-color="#ffffff" loext:char-shading-value="0"/>
    </style:style>
    <style:style style:name="T26" style:family="text">
      <style:text-properties style:font-name="Roboto2" fo:font-size="12pt" fo:background-color="transparent" loext:char-shading-value="0"/>
    </style:style>
    <style:style style:name="T27" style:family="text">
      <style:text-properties officeooo:rsid="00420bc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 text:name="docs-internal-guid-fde2c2f5-7fff-7a66-97bf-87d7e46f1d57"/>DOCUMENTAÇÃO PIBIC</text:p>
      <text:p text:style-name="P65"><text:span text:style-name="T8">Alunos: </text:span><text:span text:style-name="T7">Diego dos Santos Fernandes e Paulo Daniel Moraes Ribeiro</text:span></text:p>
      <text:p text:style-name="P65"><text:span text:style-name="T8">Orientador:</text:span><text:span text:style-name="T12"> </text:span><text:span text:style-name="T7">Vinicius de Araujo Maeda</text:span></text:p>
      <text:p text:style-name="P65"><text:span text:style-name="T8">Tema:</text:span><text:span text:style-name="T12"> “</text:span><text:span text:style-name="T7">DEVELOPER ADVENTURE?” Jogo Didático-pedagógico para ensinar lógica de programação</text:span></text:p>
      <text:p text:style-name="P2">1. Introdução</text:p>
      <text:p text:style-name="P3">Texto aqui <text:span text:style-name="T27">8x</text:span></text:p>
      <text:p text:style-name="P2">2. Justificativa</text:p>
      <text:p text:style-name="P5">Com o Desenvolvimento de um Jogo para o ensino do mundo da programação e lógica, além de melhorar habilidades com desenvolvimento pessoal, alcança a reação emotiva das pessoas e os motiva a ter interesse na área, transmitindo através do jogo o ensinamento da percepção, da lógica, da ética, da moral, do trabalho em equipe, da atenção e principalmente da criatividade.</text:p>
      <text:p text:style-name="P6">Com Jogos, crianças, adolescentes e até mesmo adultos, têm maior facilidade para interagir na forma visual ou não visual, dependendo do ponto de vista, os ajuda até mesmo com reflexos, mas infelizmente a área da programação não tem bons olhos do público, porque o nível de dificuldade que a área da programação demonstra nos dias de hoje são de alto nível, justamente pelo fato que, quanto mais se passa o dia a dia as pessoas que estão envolvidos na área, evoluem e fazem a área evoluir mais ainda, mesmo contendo poucos profissionais, com falta deles também tem uma grande índice de desistência nos cursos de informática ou cursos mais específicos da área de programação.</text:p>
      <text:p text:style-name="P2">3. Objetivo Geral</text:p>
      <text:p text:style-name="P59">Desenvolver um Jogo Virtual Didático-pedagógico que vai ajudar principalmente crianças a partir dos 12 anos, também jovens e adultos, a entender sobre uma parte do mundo da programação e ter interesse na área, usando da estimulação do desenvolvimento cognitivo, da programação básica e lógica de uma forma inusitada, interativa e emocionante.</text:p>
      <text:p text:style-name="Text_20_body"><text:line-break/></text:p>
      <text:p text:style-name="P31"><text:bookmark text:name="docs-internal-guid-f687c6d2-7fff-b706-ae4a-700a1afb5c40"/>3.1 Objetivos Específico</text:p>
      <text:list text:style-name="L10">
        <text:list-item>
          <text:p text:style-name="P41">Criar uma História do jogo de lógica</text:p>
        </text:list-item>
        <text:list-item>
          <text:p text:style-name="P53"><text:span text:style-name="T24">Desenvolver um jogo web na Unity utilizando C# </text:span></text:p>
        </text:list-item>
        <text:list-item>
          <text:p text:style-name="P42">Fazer os Spritesheets e seus scripts</text:p>
        </text:list-item>
        <text:list-item>
          <text:p text:style-name="P43">Montar o Design de forma Intuitiva e Divertida<text:span text:style-name="T10"/></text:p>
        </text:list-item>
      </text:list>
      <text:p text:style-name="P32"/>
      <text:p text:style-name="P60"><text:span text:style-name="T22"><text:s/>Desenvolver um Jogo Virtual Didático-pedagógico que vai ajudar principalmente crianças a partir dos 12 anos, também jovens e adultos, a entender sobre uma parte do mundo da programação, usando da estimulação do desenvolvimento cognitivo. A partir do foco no raciocínio lógico, em um jogo voltado ao ensino da lógica, com o intuito do aprendizado de uma forma descontraída, este jogo pretende oferecer reforço em aprendizado, leitura, bem como ampliar a curiosidade dos jovens a respeito do tema, possibilitando ampliar as possibilidades dos jovens ou qualquer outra pessoa que se encontre interessada em seguir a carreira da programação, design ou construção dos mais tipos diferentes de hardwares e softwares, etc…,na qual é uma área extremamente carente de mão de obra especializada ou com conhecimento básico sobre.</text:span></text:p>
      <text:p text:style-name="P60"><text:span text:style-name="T22"><text:s/>O uso de Jogos na educação ajuda a desenvolver uma série de habilidades emocionantes. Trata-se de um conjunto de capacidades ligadas ao social e emocional de uma pessoa que são super importantes para todas as áreas formativas do aluno. Isso porque a própria mecânica do jogo, como as regras e desafios impostos ao jogador, favorecem o desenvolvimento de habilidades como: Resiliência, criatividade, autonomia, pensamento crítico, colaboração, atenção plena, empatia. Os Jogos também são formas divertidas de ministrar um conteúdo chato e maçante. Além disso, há </text:span><text:span text:style-name="T23">­</text:span><text:span text:style-name="T22">estudos que tentam mostrar os benefícios dos jogos na educação de crianças com transtornos de desenvolvimento, como autismo e Transtornos de Déficit de Atenção e Hiperatividade (TDAH), sendo assim, o uso dos Jogos na educação auxilia na preparação do profissional do futuro e no caráter do representante do futuro.</text:span></text:p>
      <text:p text:style-name="P1">4. Metodologia</text:p>
      <text:p text:style-name="P54">No Percurso a ser trilhado para a construção deste jogo, será utilizado a documentação GDD(Game Design Document) que em português se chama Documentação de design do jogo, usado pelos desenvolvedores envolvidos no projeto, principalmente por um editor chefe, que na area de desenvolvimento de <text:soft-page-break/>jogos é conhecido como game designer, na qual é designado a ter conhecimento geral da área de desenvolvimento de jogos</text:p>
      <text:p text:style-name="P63"><text:span text:style-name="T16">N</text:span><text:span text:style-name="T3">a construção do jogo foi utilizados os softwares: LibreSprite, FL Studio, Unity Engine 2021 versão tls e Photoshop CS6 Portable.</text:span></text:p>
      <text:p text:style-name="P56">O Scratch é muito indicado para a criação de jogos educacionais, além de animações e histórias que contenham diálogos, múltiplas escolhas, imagens e sons explicativos, etc. O programa também possui uma grande comunidade ativa onde você pode compartilhar e comparar seus jogos com os de outras pessoas.(NOME DO AUTOR E ANO )</text:p>
      <text:p text:style-name="P56">Já o Game Maker Studio 2 é um programa responsável pela criação de jogos de sucesso como Undetarle e Hotline Miami. A engine não é tão simples quanto as outras dessa lista, mas é bem mais completa e permite a criação de jogos 2D e 3D. Seu principal diferencial é permitir a criação de elementos no próprio programa, sem necessidade de importá-los. Dessa forma você consegue visualizar os resultados de forma muito mais rápida(NOME DO AUTOR E ANO)</text:p>
      <text:p text:style-name="P57"/>
      <text:p text:style-name="P57"/>
      <text:p text:style-name="P57"/>
      <table:table table:name="Tabela1" table:style-name="Tabela1">
        <table:table-column table:style-name="Tabela1.A"/>
        <table:table-row>
          <table:table-cell table:style-name="Tabela1.A1" office:value-type="string">
            <text:p text:style-name="P7">História</text:p>
          </table:table-cell>
        </table:table-row>
        <table:table-row>
          <table:table-cell table:style-name="Tabela1.A1" office:value-type="string">
            <text:p text:style-name="P8">Começo:</text:p>
            <text:p text:style-name="P24"><text:span text:style-name="T17">A história começa em um mundo distópico onde a tecnologia é a única forma de vida. O jogador é um programador que trabalha em uma grande corporação que controla tudo através de suas tecnologias avançadas. O jogador descobre um problema no sistema que pode causar a destruição do mundo inteiro se não for resolvido. O jogador deve fugir da corporação e encontrar uma forma de corrigir o erro antes que seja tarde demais.</text:span></text:p>
            <text:p text:style-name="P9">Meio:</text:p>
            <text:p text:style-name="P24"><text:span text:style-name="T17">Para corrigir o erro, o jogador deve atravessar um mundo virtual cheio de desafios de programação e enfrentar inimigos virtuais que protegem as informações da corporação. O jogador deve progredir através de diferentes níveis, onde os desafios de programação ficam cada vez mais difíceis. O jogador também deve encontrar aliados e formar uma equipe de programadores para ajudar a resolver o problema.</text:span></text:p>
            <text:p text:style-name="P9">Fim:</text:p>
            <text:p text:style-name="P24"><text:soft-page-break/><text:span text:style-name="T17">No final do jogo, o jogador descobre que o erro foi causado por um programa de inteligência artificial defeituoso, que ficou fora de controle e começou a ameaçar a existência da humanidade. O jogador deve enfrentar a inteligência artificial em uma batalha final de programação e ação, usando todas as suas habilidades para vencer. Com a derrota da inteligência artificial, o mundo volta ao normal, e o jogador é reconhecido como um herói por salvar a humanidade. O jogo termina com o jogador decidindo o que fazer com as tecnologias avançadas que causaram a ameaça, abrindo espaço para uma sequência.</text:span></text:p>
            <text:p text:style-name="P10"/>
            <text:p text:style-name="P11"/>
          </table:table-cell>
        </table:table-row>
      </table:table>
      <text:p text:style-name="P58"/>
      <text:p text:style-name="P58"/>
      <table:table table:name="Tabela2" table:style-name="Tabela2">
        <table:table-column table:style-name="Tabela2.A"/>
        <table:table-row>
          <table:table-cell table:style-name="Tabela2.A1" office:value-type="string">
            <text:p text:style-name="P7">cenários</text:p>
          </table:table-cell>
        </table:table-row>
        <table:table-row>
          <table:table-cell table:style-name="Tabela2.A1" office:value-type="string">
            <text:p text:style-name="P25"><text:span text:style-name="T18">ideais para cenários</text:span></text:p>
            <text:list text:style-name="L1">
              <text:list-item>
                <text:p text:style-name="P13"><text:span text:style-name="T24"><text:line-break/></text:span><text:span text:style-name="T25">Um jogo de fantasia onde os jogadores controlam um personagem que usa habilidades mágicas para lutar contra criaturas míticas. A programação pode ser usada para criar feitiços personalizados e combos de magia que ajudam a superar os desafios do jogo.</text:span></text:p>
              </text:list-item>
              <text:list-item>
                <text:p text:style-name="P14"><text:span text:style-name="T25">Um jogo de aventura onde os jogadores exploram um mundo aberto, descobrindo tesouros e resolvendo quebra-cabeças. A programação pode ser usada para criar dispositivos, como chaves e mecanismos que desbloqueiam caminhos e baús secretos.</text:span><text:span text:style-name="T13"/></text:p>
              </text:list-item>
              <text:list-item>
                <text:p text:style-name="P14"><text:span text:style-name="T25">Um jogo de ação onde os jogadores controlam um personagem que luta contra inimigos em uma arena. A programação pode ser usada para criar movimentos personalizados que ajudam a desviar e atacar os inimigos com mais eficácia.</text:span><text:span text:style-name="T13"/></text:p>
              </text:list-item>
              <text:list-item>
                <text:p text:style-name="P14"><text:span text:style-name="T25">Um jogo de corrida onde os jogadores controlam um veículo e tem que progredir em uma série de corridas emocionantes. A programação pode ser usada para personalizar o d</text:span><text:span text:style-name="T13"/></text:p>
              </text:list-item>
              <text:list-item>
                <text:p text:style-name="P14"><text:span text:style-name="T25">esempenho do veículo, ajustando a suspensão, freios e outras configurações para se adequar às diferentes pistas e condições climáticas.</text:span><text:span text:style-name="T13"/></text:p>
              </text:list-item>
              <text:list-item>
                <text:p text:style-name="P15"><text:span text:style-name="T25">Um jogo de RPG onde os jogadores criam personagens e embarcam em uma jornada para salvar o mundo de um mal antigo. A programação pode ser usada para criar habilidades personalizadas e árvores de habilidades </text:span><text:soft-page-break/><text:span text:style-name="T25">que permitem que os personagens se especializem em diferentes áreas de combate.</text:span><text:span text:style-name="T13"/></text:p>
              </text:list-item>
            </text:list>
          </table:table-cell>
        </table:table-row>
      </table:table>
      <text:p text:style-name="P58"/>
      <text:p text:style-name="P58"/>
      <table:table table:name="Tabela3" table:style-name="Tabela3">
        <table:table-column table:style-name="Tabela3.A"/>
        <table:table-row>
          <table:table-cell table:style-name="Tabela3.A1" office:value-type="string">
            <text:p text:style-name="P7">Mecânicas</text:p>
          </table:table-cell>
        </table:table-row>
        <table:table-row>
          <table:table-cell table:style-name="Tabela3.A1" office:value-type="string">
            <text:list text:style-name="L2">
              <text:list-item>
                <text:p text:style-name="P16"><text:span text:style-name="T25">Desafios de programação: Os jogadores devem usar suas habilidades de programação para resolver problemas e superar desafios. Isso pode incluir codificação de algoritmos, depuração de erros de código e resolução de quebra-cabeças de lógica.</text:span><text:span text:style-name="T13"/></text:p>
              </text:list-item>
              <text:list-item>
                <text:p text:style-name="P17"><text:span text:style-name="T25">Combate de programação: O jogador deve lutar contra inimigos usando habilidades de programação para hackear, desativar ou danificar seus sistemas. Isso pode incluir a criação de vírus de computador, o uso de código malicioso e a manipulação de dispositivos eletrônicos.</text:span><text:span text:style-name="T13"/></text:p>
              </text:list-item>
              <text:list-item>
                <text:p text:style-name="P17"><text:span text:style-name="T25">Níveis progressivos: O jogo deve ser dividido em níveis, onde cada nível representa um desafio diferente de programação e combate. À medida que os jogadores progridem, os desafios ficam cada vez mais difíceis.</text:span><text:span text:style-name="T13"/></text:p>
              </text:list-item>
              <text:list-item>
                <text:p text:style-name="P17"><text:span text:style-name="T25">Customização de personagem: Os jogadores podem personalizar o personagem principal, incluindo suas habilidades de programação e combate, aparência e armas.</text:span><text:span text:style-name="T13"/></text:p>
              </text:list-item>
              <text:list-item>
                <text:p text:style-name="P17"><text:span text:style-name="T25">Gerenciamento de equipe: O jogador deve recrutar aliados ao longo do jogo e gerenciar uma equipe de programadores para ajudar a resolver o problema. Cada membro da equipe terá habilidades e conhecimentos únicos que ajudarão o jogador a superar desafios específicos.</text:span><text:span text:style-name="T13"/></text:p>
              </text:list-item>
              <text:list-item>
                <text:p text:style-name="P17"><text:span text:style-name="T25">Exploração do mundo virtual: O jogador pode explorar o mundo virtual, incluindo locais secretos e escondidos que contêm informações importantes. Isso pode incluir interação com personagens não jogáveis, coleta de recursos e a descoberta de segredos escondidos.</text:span><text:span text:style-name="T13"/></text:p>
              </text:list-item>
              <text:list-item>
                <text:p text:style-name="P18"><text:span text:style-name="T25">Árvore de habilidades: O jogo pode incluir uma árvore de habilidades, onde os jogadores podem desbloquear novas habilidades e aprimoramentos para seus personagens. Isso pode incluir habilidades de programação mais avançadas, melhorias em equipamentos e aumento de estatísticas.</text:span><text:span text:style-name="T13"/></text:p>
              </text:list-item>
            </text:list>
            <text:p text:style-name="P11"/>
          </table:table-cell>
        </table:table-row>
      </table:table>
      <text:p text:style-name="P58"/>
      <text:p text:style-name="P58"><text:soft-page-break/></text:p>
      <text:p text:style-name="P58"/>
      <table:table table:name="Tabela4" table:style-name="Tabela4">
        <table:table-column table:style-name="Tabela4.A"/>
        <table:table-row>
          <table:table-cell table:style-name="Tabela4.A1" office:value-type="string">
            <text:p text:style-name="P26"><text:span text:style-name="T4">Necessidade do negócio(Ele serve para mostrar que jogo vai influenciar no aprendizagem )</text:span></text:p>
          </table:table-cell>
        </table:table-row>
        <table:table-row>
          <table:table-cell table:style-name="Tabela4.A1" office:value-type="string">
            <text:p text:style-name="P25"><text:span text:style-name="T4">Educação: </text:span><text:span text:style-name="T14">O jogo pode ser desenvolvido com o objetivo de ensinar conceitos de programação de forma lúdica e interativa. Isso pode ser útil para escolas, universidades, empresas de treinamento e desenvolvimento de software, ou qualquer pessoa que deseje aprender programação de uma forma divertida e desafiadora.</text:span></text:p>
            <text:p text:style-name="P12"/>
            <text:p text:style-name="P25"><text:span text:style-name="T14">Entretenimento: O jogo foi desenvolvido com objetivo de ensinar os conceitos de programação, através de mundo de fantesias, onde vai tem grandes aventuras para salvar o mundo virtual de hackers.</text:span></text:p>
            <text:p text:style-name="P12"/>
            <text:p text:style-name="P25"><text:span text:style-name="T14">Treinamento:O jogo pode ser desenvolvido com o objetivo de treinar funcionários, alunos, pais, ou até mesmo pessoas que estão curiosas, para aprender habilidades específicas de programação. Isso pode ser útil para empresas de tecnologia, escolas ou universidades que buscam aumentar a proficiência ou conhecimento</text:span><text:span text:style-name="T19"> </text:span><text:span text:style-name="T14">de seus funcionários em programação ou para empresas ou universidades/ Escolas que desejam oferecer treinamento em habilidades de programação para seus clientes, alunos, professores , pais, funcionários .</text:span></text:p>
            <text:p text:style-name="P11"/>
          </table:table-cell>
        </table:table-row>
      </table:table>
      <text:p text:style-name="P58"/>
      <text:p text:style-name="P58"/>
      <text:p text:style-name="P58"/>
      <table:table table:name="Tabela5" table:style-name="Tabela5">
        <table:table-column table:style-name="Tabela5.A"/>
        <table:table-row>
          <table:table-cell table:style-name="Tabela5.A1" office:value-type="string">
            <text:p text:style-name="P22">meta instrucional</text:p>
          </table:table-cell>
        </table:table-row>
        <table:table-row>
          <table:table-cell table:style-name="Tabela5.A1" office:value-type="string">
            <text:p text:style-name="P25"><text:span text:style-name="T4">Depois de jogar esse jogo os aprendizes serão capazes de:</text:span></text:p>
            <text:p text:style-name="P25"><text:span text:style-name="T4">1-</text:span><text:span text:style-name="T14">Entender os conceitos básicos de programação, como variáveis, condicionais, </text:span><text:soft-page-break/><text:span text:style-name="T14">loops e funções;</text:span></text:p>
            <text:p text:style-name="P25"><text:span text:style-name="T4">2-</text:span><text:span text:style-name="T14">Desenvolver habilidades de pensamento lógico e resolução de problemas;(opcinal)</text:span></text:p>
            <text:p text:style-name="P25"><text:span text:style-name="T4">3-</text:span><text:span text:style-name="T14">Conhecer e aplicar as principais estruturas de dados, como arrays e listas;</text:span></text:p>
            <text:p text:style-name="P25"><text:span text:style-name="T4">4-</text:span><text:span text:style-name="T14">Desenvolver habilidades de depuração e correção de erros de programação;</text:span></text:p>
            <text:p text:style-name="P25"><text:span text:style-name="T14">5Conhecer e aplicar conceitos de orientação a objetos;</text:span></text:p>
            <text:p text:style-name="P25"><text:span text:style-name="T4">6 </text:span><text:span text:style-name="T14">Conhecer as principais linguagens de programação e suas aplicações;</text:span></text:p>
            <text:p text:style-name="P25"><text:span text:style-name="T14">7Desenvolver habilidades de trabalho em equipe e colaboração;</text:span></text:p>
            <text:p text:style-name="P25"><text:span text:style-name="T14">8Desenvolver habilidades de comunicação e apresentação</text:span></text:p>
            <text:p text:style-name="P25"><text:span text:style-name="T14">9Desenvolver uma atitude positiva em relação à programação e às habilidades de resolução de problemas relacionados à tecnologia.</text:span></text:p>
            <text:p text:style-name="P12"/>
            <text:p text:style-name="P25"><text:span text:style-name="T4">10</text:span><text:span text:style-name="T14">Criar programas simples para resolver problemas do mundo real;(opcinal)</text:span></text:p>
            <text:p text:style-name="P12"/>
            <text:p text:style-name="P11"/>
          </table:table-cell>
        </table:table-row>
      </table:table>
      <text:p text:style-name="P58"/>
      <text:p text:style-name="P58"/>
      <text:p text:style-name="P58"/>
      <table:table table:name="Tabela6" table:style-name="Tabela6">
        <table:table-column table:style-name="Tabela6.A"/>
        <table:table-row>
          <table:table-cell table:style-name="Tabela6.A1" office:value-type="string">
            <text:p text:style-name="P23">Gameplay </text:p>
          </table:table-cell>
        </table:table-row>
        <table:table-row>
          <table:table-cell table:style-name="Tabela6.A1" office:value-type="string">
            <text:p text:style-name="P27"><text:span text:style-name="T14">O jogo começa com o personagem principal, um jovem estudante de programação chamado Alex, que está participando de um acampamento de verão de programação. Durante o acampamento, Alex descobre um mundo virtual de programação que está sendo invadido por hackers maliciosos que estão tentando destruir o mundo virtual.</text:span></text:p>
            <text:p text:style-name="P24"><text:span text:style-name="T14">Alex é transportado para dentro deste mundo virtual e descobre que a única maneira de impedir os hackers é aprimorar suas habilidades de programação e se </text:span><text:soft-page-break/><text:span text:style-name="T14">tornar um hacker ético. Para isso, ele deve viajar através do mundo virtual, progredindo através de vários níveis, resolvendo quebra-cabeças e combatendo inimigos cibernéticos.</text:span></text:p>
            <text:p text:style-name="P24"><text:span text:style-name="T14">O jogo apresenta vários níveis temáticos, cada um com sua própria série de desafios e quebra-cabeças de programação. Por exemplo, um nível pode ter Alex codificando para reparar uma rede de computadores danificada, enquanto outro nível pode ter ele explorando uma floresta virtual e resolvendo quebra-cabeças relacionados à inteligência artificial.</text:span></text:p>
            <text:p text:style-name="P24"><text:span text:style-name="T14">Ao longo do jogo, Alex adquire novas habilidades de programação, como codificação de rede, desenvolvimento de aplicativos, aprendizado de máquina e muito mais. Ele também pode personalizar seu personagem e atualizar seu equipamento com novos dispositivos, como drones, robôs e outros aparelhos eletrônicos que podem ajudá-lo a completar tarefas.</text:span></text:p>
            <text:p text:style-name="P24"><text:span text:style-name="T14">O jogo pode incluir uma variedade de inimigos cibernéticos para Alex lutar, como vírus de computador, worms, trojans e outros softwares maliciosos. Além disso, pode haver chefes de níveis para enfrentar, que são os hackers principais que tentam destruir o mundo virtual.</text:span></text:p>
            <text:p text:style-name="P24"><text:span text:style-name="T14">O jogo pode ter diferentes finais, dependendo das escolhas do jogador e do seu desempenho ao longo do jogo. Em um final possível, Alex derrota o último hacker e salva o mundo virtual de programação. Em outro final, Alex é capaz de descobrir a identidade do hacker principal e levá-lo à justiça.</text:span></text:p>
            <text:p text:style-name="P11"/>
          </table:table-cell>
        </table:table-row>
      </table:table>
      <text:p text:style-name="P58"/>
      <text:p text:style-name="P58"/>
      <text:p text:style-name="P58"/>
      <table:table table:name="Tabela7" table:style-name="Tabela7">
        <table:table-column table:style-name="Tabela7.A"/>
        <table:table-row>
          <table:table-cell table:style-name="Tabela7.A1" office:value-type="string">
            <text:p text:style-name="P22">Câmera</text:p>
          </table:table-cell>
        </table:table-row>
        <table:table-row>
          <table:table-cell table:style-name="Tabela7.A1" office:value-type="string">
            <text:p text:style-name="P25"><text:span text:style-name="T15">Uma opção popular de câmera é a "câmera de acompanhamento" (ou "câmera follow" em inglês), onde a câmera segue o personagem principal enquanto ele se move pela tela. Isso pode ajudar a manter o personagem em foco e garantir que o jogador possa ver a ação ao seu redor.</text:span></text:p>
            <text:p text:style-name="P26"><text:span text:style-name="T15">Outra opção é a câmera "side-scrolling" (ou "scrolling lateral" em inglês), que é comum em jogos de plataforma. Nesse tipo de câmera, a tela se move lateralmente à medida que o personagem se move, mostrando mais da área à frente e ocultando o que já passou. Isso pode ajudar a criar um senso de </text:span><text:soft-page-break/><text:span text:style-name="T15">progresso e movimento, enquanto também mantém o personagem em foco.</text:span></text:p>
          </table:table-cell>
        </table:table-row>
      </table:table>
      <text:p text:style-name="P58"/>
      <text:p text:style-name="P58"/>
      <text:p text:style-name="P58"/>
      <text:p text:style-name="P58"/>
      <text:p text:style-name="P58"/>
      <text:p text:style-name="P58"/>
      <table:table table:name="Tabela8" table:style-name="Tabela8">
        <table:table-column table:style-name="Tabela8.A"/>
        <table:table-row>
          <table:table-cell table:style-name="Tabela8.A1" office:value-type="string">
            <text:p text:style-name="P22">Fases</text:p>
          </table:table-cell>
        </table:table-row>
        <table:table-row>
          <table:table-cell table:style-name="Tabela8.A1" office:value-type="string">
            <text:list text:style-name="L3">
              <text:list-item>
                <text:p text:style-name="P19"><text:span text:style-name="T26">Floresta encantada: o jogador deve ajudar o personagem principal a atravessar uma floresta mágica cheia de desafios, como árvores que se movem, plantas venenosas, criaturas místicas e enigmas que envolvem programação de laços e condicionais.</text:span><text:span text:style-name="T14"/></text:p>
              </text:list-item>
              <text:list-item>
                <text:p text:style-name="P20"><text:span text:style-name="T26">Caverna dos trolls: A próxima fase pode ser uma caverna sombria habitada por trolls mal-humorados que bloqueiam o caminho do personagem. O jogador deve programar o comportamento de robôs aliados para ajudar na luta contra os trolls, criando laços, condicionais e funções que controlam a movimentação e ataques dos robôs.</text:span><text:span text:style-name="T14"/></text:p>
              </text:list-item>
              <text:list-item>
                <text:p text:style-name="P20"><text:span text:style-name="T26">Castelo assombrado: a terceira fase pode se passar num castelo antigo e assombrado por fantasmas e outras criaturas sinistras. O jogador precisa programar o personagem principal para investigar o castelo e encontrar um objeto mágico que é necessário para prosseguir no jogo, desvendando enigmas que envolvem programação de variáveis e funções.</text:span><text:span text:style-name="T14"/></text:p>
              </text:list-item>
              <text:list-item>
                <text:p text:style-name="P21"><text:span text:style-name="T26">Fortaleza inimiga: a fase final pode ser uma fortaleza inimiga cheia de soldados e defesas poderosas. O jogador precisa criar um plano de batalha programando robôs aliados para enfrentar as defesas inimigas, criando algoritmos de ataque e defesa eficientes.</text:span><text:span text:style-name="T14"/></text:p>
              </text:list-item>
            </text:list>
            <text:p text:style-name="P11"/>
          </table:table-cell>
        </table:table-row>
      </table:table>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ela9" table:style-name="Tabela9">
        <table:table-column table:style-name="Tabela9.A"/>
        <table:table-row>
          <table:table-cell table:style-name="Tabela9.A1" office:value-type="string">
            <text:p text:style-name="P22">objetivos de aprendizagem</text:p>
          </table:table-cell>
        </table:table-row>
        <table:table-row>
          <table:table-cell table:style-name="Tabela9.A1" office:value-type="string">
            <text:p text:style-name="P25"><text:span text:style-name="T4">para alcançar esse objetivos os aprendizes precisam esta aptos a:</text:span></text:p>
            <text:p text:style-name="P25"><text:span text:style-name="T4">1-</text:span><text:span text:style-name="T14">Ter conhecimento básico de informática e tecnologia;</text:span></text:p>
            <text:p text:style-name="P25"><text:span text:style-name="T4">2-</text:span><text:span text:style-name="T14">Ter habilidades básicas de matemática e lógica;</text:span></text:p>
            <text:p text:style-name="P25"><text:span text:style-name="T4">3- </text:span><text:span text:style-name="T14">Ser capaz de ler e entender a língua em que o jogo foi desenvolvido;</text:span></text:p>
            <text:p text:style-name="P25"><text:span text:style-name="T4">4-Ter</text:span><text:span text:style-name="T12"> </text:span><text:span text:style-name="T14">acesso a um computador, celular ou console de videogame com conexão à internet ou poder ser tbm office para jogar o jogo;</text:span></text:p>
            <text:p text:style-name="P25"><text:span text:style-name="T14">5- Estar motivado a aprender e disposto a trabalhar em equipe;</text:span></text:p>
            <text:p text:style-name="P25"><text:span text:style-name="T4">6-Ter</text:span><text:span text:style-name="T12"> </text:span><text:span text:style-name="T14">paciência e perseverança para superar os desafios e obstáculos do jogo;</text:span></text:p>
            <text:p text:style-name="P25"><text:soft-page-break/><text:span text:style-name="T4">7- </text:span><text:span text:style-name="T14">Ser capaz de aplicar os conceitos e habilidades aprendidos em situações do mundo real;</text:span></text:p>
            <text:p text:style-name="P25"><text:span text:style-name="T14">8 Ser capaz de se comunicar e trabalhar em equipe com outros aprendizes para resolver problemas mais complexos (opcional);</text:span></text:p>
            <text:p text:style-name="P25"><text:span text:style-name="T14">9-Ser capaz de aceitar feedback e críticas construtivas para melhorar suas habilidades;</text:span></text:p>
            <text:p text:style-name="P25"><text:span text:style-name="T14">10- Ser capaz de buscar recursos adicionais, como livros e tutoriais online, para aprimorar suas habilidades e conhecimentos.</text:span></text:p>
            <text:p text:style-name="P12"/>
            <text:p text:style-name="P11"/>
          </table:table-cell>
        </table:table-row>
      </table:table>
      <text:p text:style-name="P58"/>
      <text:p text:style-name="P58"/>
      <table:table table:name="Tabela10" table:style-name="Tabela10">
        <table:table-column table:style-name="Tabela10.A"/>
        <table:table-row>
          <table:table-cell table:style-name="Tabela10.A1" office:value-type="string">
            <text:p text:style-name="P22">persona de jogador</text:p>
          </table:table-cell>
        </table:table-row>
        <table:table-row>
          <table:table-cell table:style-name="Tabela10.A1" office:value-type="string">
            <text:p text:style-name="P25"><text:span text:style-name="T14">Para universitários:</text:span></text:p>
            <text:p text:style-name="P25"><text:span text:style-name="T14">Idade: entre 18 e 25 anos</text:span></text:p>
            <text:p text:style-name="P25"><text:span text:style-name="T14">Tipo: jogadores casuais ou apaixonados por jogos, mas com pouco tempo livre</text:span></text:p>
            <text:p text:style-name="P25"><text:span text:style-name="T14">Interesses: desafios intelectuais, jogos de estratégia e raciocínio, jogos que possam ser jogados rapidamente</text:span></text:p>
            <text:p text:style-name="P25"><text:span text:style-name="T14">Habilidades: habilidades cognitivas avançadas, capacidade de pensar logicamente e tomar decisões rápidas e eficazes</text:span></text:p>
            <text:p text:style-name="P25"><text:span text:style-name="T14">Objetivos: se divertir, relaxar após as atividades acadêmicas, desenvolver habilidades cognitivas</text:span></text:p>
            <text:p text:style-name="P25"><text:span text:style-name="T14">Para funcionários:Idade: entre 25 e 50 anos</text:span></text:p>
            <text:p text:style-name="P25"><text:span text:style-name="T14">Tipo: jogadores casuais, mas com interesse em desenvolver habilidades úteis no trabalho</text:span></text:p>
            <text:p text:style-name="P25"><text:span text:style-name="T14">Interesses: jogos de raciocínio, jogos educativos e jogos que ajudem a </text:span><text:soft-page-break/><text:span text:style-name="T14">desenvolver habilidades profissionais</text:span></text:p>
            <text:p text:style-name="P25"><text:span text:style-name="T14">Habilidades: habilidades de comunicação, resolução de problemas e trabalho em equipe</text:span></text:p>
            <text:p text:style-name="P25"><text:span text:style-name="T14">Objetivos: desenvolver habilidades úteis para o trabalho, aprender de forma lúdica e se divertir durante o tempo livre</text:span></text:p>
            <text:p text:style-name="P25"><text:span text:style-name="T14">Para crianças:</text:span></text:p>
            <text:p text:style-name="P25"><text:span text:style-name="T14">Idade: entre 7 e 12 anos</text:span></text:p>
            <text:p text:style-name="P25"><text:span text:style-name="T14">Tipo: jogadores iniciantes ou casuais</text:span></text:p>
            <text:p text:style-name="P25"><text:span text:style-name="T14">Interesses: jogos coloridos, personagens carismáticos, jogos educativos e divertidos</text:span></text:p>
            <text:p text:style-name="P25"><text:span text:style-name="T14">Habilidades: habilidades motoras básicas, capacidade de concentração limitada</text:span></text:p>
            <text:p text:style-name="P25"><text:span text:style-name="T14">Objetivos: se divertir, aprender de forma lúdica, desenvolver habilidades básicas</text:span></text:p>
            <text:p text:style-name="P25"><text:span text:style-name="T14">Para adolescente</text:span></text:p>
            <text:p text:style-name="P25"><text:span text:style-name="T14">Idade: entre 13 e 17 anos</text:span></text:p>
            <text:p text:style-name="P25"><text:span text:style-name="T14">Tipo: jogadores iniciantes ou casuais</text:span></text:p>
            <text:p text:style-name="P25"><text:span text:style-name="T14">Interesses: jogos com personagens interessantes, jogos educativos, jogos de aventura e jogos de ação</text:span></text:p>
            <text:p text:style-name="P25"><text:span text:style-name="T14">Habilidades: habilidades motoras básicas, capacidade de concentração limitada</text:span></text:p>
            <text:p text:style-name="P26"><text:span text:style-name="T14">Objetivos: se divertir, aprender de forma lúdica, desenvolver habilidades básicas, explorar mundos virtuais e interagir com personagens interessantes.</text:span></text:p>
          </table:table-cell>
        </table:table-row>
      </table:table>
      <text:p text:style-name="P58"/>
      <text:p text:style-name="P58"/>
      <table:table table:name="Tabela11" table:style-name="Tabela11">
        <table:table-column table:style-name="Tabela11.A"/>
        <table:table-row>
          <table:table-cell table:style-name="Tabela11.A1" office:value-type="string">
            <text:p text:style-name="P22">restrições a considerar</text:p>
          </table:table-cell>
        </table:table-row>
        <table:table-row>
          <table:table-cell table:style-name="Tabela11.A1" office:value-type="string">
            <text:p text:style-name="P25"><text:span text:style-name="T4">1-</text:span><text:span text:style-name="T14">Restrições de idade: é importante definir a faixa etária para a qual o jogo é destinado e garantir que o conteúdo seja adequado para essa faixa etária. Por </text:span><text:soft-page-break/><text:span text:style-name="T14">exemplo, jogos para crianças não devem conter conteúdo violento ou sexualmente explícito.</text:span></text:p>
            <text:p text:style-name="P25"><text:span text:style-name="T14">2-Restrições de hardware: é importante considerar as limitações do hardware que será usado para jogar o jogo. Por exemplo, jogos desenvolvidos para smartphones podem ter restrições de tamanho e poder de processamento.</text:span></text:p>
            <text:p text:style-name="P25"><text:span text:style-name="T14">3-Restrições de tempo: cada persona pode ter diferentes restrições de tempo. Alguns podem ter pouco tempo livre para jogar, enquanto outros podem ter mais tempo livre. É importante criar um jogo que possa ser jogado em sessões curtas ou longas, dependendo da disponibilidade de tempo do jogador.</text:span></text:p>
            <text:p text:style-name="P25"><text:span text:style-name="T14">4-Restrições de acessibilidade: é importante garantir que o jogo seja acessível a todos, independentemente de habilidades físicas ou cognitivas. Por exemplo, o jogo deve ser jogável para pessoas com deficiência visual ou auditiva e também deve ser fácil de usar para pessoas com deficiências motoras.</text:span></text:p>
            <text:p text:style-name="P26"><text:span text:style-name="T14">5-Restrições de linguagem: se o jogo estiver disponível em diferentes idiomas, é importante garantir que o conteúdo seja localizado e que os jogadores possam jogar em seu idioma nativo. Além disso, é importante considerar o uso de jargões e terminologias que possam não ser familiares para jogadores de diferentes regiões ou culturas.</text:span></text:p>
          </table:table-cell>
        </table:table-row>
      </table:table>
      <text:p text:style-name="P64"><text:span text:style-name="T7"><text:line-break/></text:span><text:span text:style-name="T2">Principais Resultados:</text:span></text:p>
      <text:p text:style-name="P54">Conclusão</text:p>
      <text:p text:style-name="P58"/>
      <text:p text:style-name="P58"/>
      <text:p text:style-name="P58"/>
      <text:p text:style-name="P58"/>
      <text:p text:style-name="P55">https://repositorio.ucs.br/xmlui/bitstream/handle/11338/3728/TCC%20Luan%20Lucas%20Pereira%20de%20Lima.pdf?sequence=1&amp;isAllowed=y</text:p>
      <text:p text:style-name="P61">LIMA, Luan Lucas Pereira de. APLICATIVO EDUCACIONAL PARA INSERÇÃO DA LÓGICA COMPUTACIONAL PARA CRIANÇAS. 2017. 59 f. TCC (Doutorado) - Curso de Ciência da Computação, Universidade de Caxias do Sul, Caxias do Sul, 2017. Disponível em:https://repositorio.ucs.br/xmlui/bitstream/handle/11338/3728/TCC%20Luan%20Lucas%20Pereira%20%20de%20Lima.pdf?sequence=1&amp;isAllowed=y. Acesso em: 16 abr. 2023.</text:p>
      <text:p text:style-name="P62"><text:soft-page-break/></text:p>
      <text:p text:style-name="P64"><text:span text:style-name="T2">GAMEMAKER. </text:span><text:span text:style-name="T5">Make 2D Games with GameMaker. </text:span><text:span text:style-name="T6">[S.l.]. </text:span><text:span text:style-name="T2">YoYo Games Ltd, 2013-2023. Disponível em: https://gamemaker.io/pt-BR. Acesso em: 20 abr. 2023.</text:span></text:p>
      <text:p text:style-name="P54"/>
      <text:p text:style-name="P64"><text:span text:style-name="T2">SCRATH. </text:span><text:span text:style-name="T5">Scrath. </text:span><text:span text:style-name="T6">[S.l.]. </text:span><text:span text:style-name="T2">Media Lab do MIT, 2007. Disponível em: https://scratch.mit.edu/. Acesso em: 20 abr. 2023.</text:span></text:p>
      <text:p text:style-name="P54"/>
      <text:p text:style-name="P64"><text:span text:style-name="T2">GODOT. </text:span><text:span text:style-name="T5">Godot Engine. </text:span><text:span text:style-name="T6">[S.l.]. </text:span><text:span text:style-name="T2">Juan Linietsky, Ariel Manzur, 2007-2023. Disponível em: https://godotengine.org/. Acesso em: 20 abr. 2023.</text:span></text:p>
      <text:p text:style-name="P54"/>
      <text:p text:style-name="Text_20_body"><text:span text:style-name="T4">SOUESCOLA. </text:span><text:span text:style-name="T5">AZ. </text:span><text:span text:style-name="T4">São Paulo: AZ, 21/07/2022. Disponível em: https://blog.plataformaaz.com.br/games-na-educacao/. Acesso em: 16 abr. 2023</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Roboto2" svg:font-family="Roboto, sans-serif"/>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1pt" fo:language="none"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1" fo:font-size="11pt" fo:language="none"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1"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374151" loext:opacity="10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74151" loext:opacity="10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loext:opacity="10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5-17T16:11:24.905000000</dc:date>
    <meta:editing-duration>PT3H15M2S</meta:editing-duration>
    <meta:editing-cycles>35</meta:editing-cycles>
    <meta:document-statistic meta:table-count="11" meta:image-count="0" meta:object-count="0" meta:page-count="14" meta:paragraph-count="128" meta:word-count="3040" meta:character-count="20073" meta:non-whitespace-character-count="17174"/>
  </office:meta>
</office:document-meta>
</file>